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10000023400000193C5C89F04.png" manifest:media-type="image/png"/>
  <manifest:file-entry manifest:full-path="Pictures/10000001000001CC0000005D05E17837.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P454" style:family="paragraph" style:parent-style-name="Heading_20_1">
      <style:text-properties officeooo:rsid="01dbcf56"/>
    </style:style>
    <style:style style:name="P455" style:family="paragraph" style:parent-style-name="Text_20_body">
      <style:text-properties officeooo:rsid="01dbcf56" officeooo:paragraph-rsid="01dbcf56"/>
    </style:style>
    <style:style style:name="P456" style:family="paragraph" style:parent-style-name="Text_20_body">
      <style:text-properties fo:font-style="normal" officeooo:rsid="01dc4362" officeooo:paragraph-rsid="01dc4362" style:font-style-asian="normal" style:font-style-complex="normal"/>
    </style:style>
    <style:style style:name="P457" style:family="paragraph" style:parent-style-name="CommitMessage">
      <style:text-properties officeooo:rsid="01dc4362" officeooo:paragraph-rsid="01dc4362"/>
    </style:style>
    <style:style style:name="P458" style:family="paragraph" style:parent-style-name="Text_20_body">
      <style:text-properties officeooo:rsid="01dc8139" officeooo:paragraph-rsid="01dc8139"/>
    </style:style>
    <style:style style:name="P459" style:family="paragraph" style:parent-style-name="Heading_20_2">
      <style:text-properties officeooo:rsid="01dc8139" officeooo:paragraph-rsid="01dc8139"/>
    </style:style>
    <style:style style:name="P460" style:family="paragraph" style:parent-style-name="Heading_20_1">
      <style:text-properties officeooo:rsid="01df9fdd"/>
    </style:style>
    <style:style style:name="P461" style:family="paragraph" style:parent-style-name="Text_20_body">
      <style:text-properties officeooo:rsid="01dff0bb" officeooo:paragraph-rsid="01dff0bb"/>
    </style:style>
    <style:style style:name="P462" style:family="paragraph" style:parent-style-name="Text_20_body">
      <style:text-properties officeooo:rsid="01e219d5" officeooo:paragraph-rsid="01e219d5"/>
    </style:style>
    <style:style style:name="P463" style:family="paragraph" style:parent-style-name="Text_20_body">
      <style:text-properties officeooo:rsid="01e23414" officeooo:paragraph-rsid="01e23414"/>
    </style:style>
    <style:style style:name="P464" style:family="paragraph" style:parent-style-name="Heading_20_2">
      <style:text-properties officeooo:rsid="01e23414" officeooo:paragraph-rsid="01e23414"/>
    </style:style>
    <style:style style:name="P465" style:family="paragraph" style:parent-style-name="Text_20_body">
      <style:text-properties officeooo:rsid="01e23795" officeooo:paragraph-rsid="01e23795"/>
    </style:style>
    <style:style style:name="P466" style:family="paragraph" style:parent-style-name="Heading_20_2">
      <style:text-properties officeooo:rsid="01e40269" officeooo:paragraph-rsid="01e40269"/>
    </style:style>
    <style:style style:name="P467" style:family="paragraph" style:parent-style-name="Text_20_body">
      <style:text-properties officeooo:rsid="01e40269" officeooo:paragraph-rsid="01e40269"/>
    </style:style>
    <style:style style:name="P468" style:family="paragraph" style:parent-style-name="Text_20_body">
      <style:text-properties fo:font-style="normal" officeooo:rsid="01e50395" officeooo:paragraph-rsid="01e50395" style:font-style-asian="normal" style:font-style-complex="normal"/>
    </style:style>
    <style:style style:name="P469" style:family="paragraph" style:parent-style-name="Heading_20_1">
      <style:text-properties officeooo:rsid="01e61d68"/>
    </style:style>
    <style:style style:name="P470" style:family="paragraph" style:parent-style-name="Text_20_body">
      <style:text-properties officeooo:rsid="01e61d68" officeooo:paragraph-rsid="01e61d68"/>
    </style:style>
    <style:style style:name="P471" style:family="paragraph" style:parent-style-name="Text_20_body">
      <style:text-properties officeooo:rsid="01e61d68" officeooo:paragraph-rsid="01e96e56"/>
    </style:style>
    <style:style style:name="P472" style:family="paragraph" style:parent-style-name="Text_20_body">
      <style:text-properties fo:font-style="normal" fo:font-weight="normal" officeooo:rsid="01eaa746" officeooo:paragraph-rsid="01eaa746" style:font-style-asian="normal" style:font-weight-asian="normal" style:font-style-complex="normal" style:font-weight-complex="normal"/>
    </style:style>
    <style:style style:name="P473" style:family="paragraph" style:parent-style-name="Text_20_body">
      <style:text-properties fo:font-style="normal" fo:font-weight="normal" officeooo:rsid="01eb882c" officeooo:paragraph-rsid="01eb882c" style:font-style-asian="normal" style:font-weight-asian="normal" style:font-style-complex="normal" style:font-weight-complex="normal"/>
    </style:style>
    <style:style style:name="P474" style:family="paragraph" style:parent-style-name="Text_20_body">
      <style:text-properties fo:font-style="normal" fo:font-weight="normal" officeooo:rsid="01ec0590" officeooo:paragraph-rsid="01ec0590" style:font-style-asian="normal" style:font-weight-asian="normal" style:font-style-complex="normal" style:font-weight-complex="normal"/>
    </style:style>
    <style:style style:name="P475" style:family="paragraph" style:parent-style-name="Text_20_body">
      <style:text-properties fo:font-style="normal" fo:font-weight="normal" officeooo:rsid="01ed9672" officeooo:paragraph-rsid="01ef22bb" style:font-style-asian="normal" style:font-weight-asian="normal" style:font-style-complex="normal" style:font-weight-complex="normal"/>
    </style:style>
    <style:style style:name="P476" style:family="paragraph" style:parent-style-name="Text_20_body">
      <style:text-properties fo:font-style="normal" fo:font-weight="normal" officeooo:rsid="01ef22bb" officeooo:paragraph-rsid="01ef22bb" style:font-style-asian="normal" style:font-weight-asian="normal" style:font-style-complex="normal" style:font-weight-complex="normal"/>
    </style:style>
    <style:style style:name="P477" style:family="paragraph" style:parent-style-name="Text_20_body">
      <style:text-properties fo:font-style="normal" fo:font-weight="normal" officeooo:rsid="01f09a2d" officeooo:paragraph-rsid="01f09a2d" style:font-style-asian="normal" style:font-weight-asian="normal" style:font-style-complex="normal" style:font-weight-complex="normal"/>
    </style:style>
    <style:style style:name="P478" style:family="paragraph" style:parent-style-name="Text_20_body">
      <style:text-properties officeooo:rsid="01f0bc62" officeooo:paragraph-rsid="01f0bc62"/>
    </style:style>
    <style:style style:name="P479" style:family="paragraph" style:parent-style-name="Text_20_body">
      <style:text-properties officeooo:rsid="01f1186e" officeooo:paragraph-rsid="01f1186e"/>
    </style:style>
    <style:style style:name="P480" style:family="paragraph" style:parent-style-name="CommitMessage">
      <style:text-properties officeooo:rsid="01f296fe" officeooo:paragraph-rsid="01f296fe"/>
    </style:style>
    <style:style style:name="P481" style:family="paragraph" style:parent-style-name="Text_20_body">
      <style:text-properties officeooo:rsid="01f296fe" officeooo:paragraph-rsid="01f296fe"/>
    </style:style>
    <style:style style:name="P482" style:family="paragraph" style:parent-style-name="CodeIndent">
      <style:text-properties officeooo:paragraph-rsid="01f4c9cb"/>
    </style:style>
    <style:style style:name="P483" style:family="paragraph" style:parent-style-name="Text_20_body">
      <style:text-properties officeooo:rsid="01f2fb27" officeooo:paragraph-rsid="01f2fb27"/>
    </style:style>
    <style:style style:name="P484" style:family="paragraph" style:parent-style-name="CommitMessage">
      <style:text-properties officeooo:rsid="01f44397" officeooo:paragraph-rsid="01f44397"/>
    </style:style>
    <style:style style:name="P485" style:family="paragraph" style:parent-style-name="Heading_20_1">
      <style:text-properties officeooo:rsid="01f4c9cb"/>
    </style:style>
    <style:style style:name="P486" style:family="paragraph" style:parent-style-name="Text_20_body">
      <style:text-properties officeooo:rsid="01f4c9cb" officeooo:paragraph-rsid="01f4c9cb"/>
    </style:style>
    <style:style style:name="P487" style:family="paragraph" style:parent-style-name="Text_20_body">
      <style:text-properties officeooo:rsid="01f64da1" officeooo:paragraph-rsid="01f64da1"/>
    </style:style>
    <style:style style:name="P488" style:family="paragraph" style:parent-style-name="Text_20_body">
      <style:text-properties officeooo:rsid="01f9332e" officeooo:paragraph-rsid="01f9332e"/>
    </style:style>
    <style:style style:name="P489" style:family="paragraph" style:parent-style-name="Text_20_body">
      <style:text-properties officeooo:rsid="01fb3175" officeooo:paragraph-rsid="01fb3175"/>
    </style:style>
    <style:style style:name="P490" style:family="paragraph" style:parent-style-name="Text_20_body">
      <style:text-properties officeooo:rsid="01fc7c01" officeooo:paragraph-rsid="01fc7c01"/>
    </style:style>
    <style:style style:name="P491" style:family="paragraph" style:parent-style-name="Heading_20_2">
      <style:text-properties officeooo:rsid="01fc7c01" officeooo:paragraph-rsid="01fc7c01"/>
    </style:style>
    <style:style style:name="P492" style:family="paragraph" style:parent-style-name="Text_20_body">
      <style:text-properties officeooo:rsid="01fd9f74" officeooo:paragraph-rsid="01fd9f74"/>
    </style:style>
    <style:style style:name="P493" style:family="paragraph" style:parent-style-name="Heading_20_1">
      <style:text-properties officeooo:rsid="0200d486"/>
    </style:style>
    <style:style style:name="P494" style:family="paragraph" style:parent-style-name="Text_20_body">
      <style:text-properties officeooo:rsid="0200d486" officeooo:paragraph-rsid="0200d486"/>
    </style:style>
    <style:style style:name="P495" style:family="paragraph" style:parent-style-name="CodeIndent">
      <style:text-properties officeooo:rsid="020217f2" officeooo:paragraph-rsid="020217f2"/>
    </style:style>
    <style:style style:name="P496" style:family="paragraph" style:parent-style-name="CodeIndent">
      <style:text-properties fo:font-variant="normal" fo:text-transform="none" fo:color="#000000" loext:opacity="100%" style:font-name="Liberation Mono1" fo:font-size="8pt" fo:letter-spacing="normal" officeooo:rsid="020217f2" officeooo:paragraph-rsid="020217f2"/>
    </style:style>
    <style:style style:name="P497" style:family="paragraph" style:parent-style-name="Text_20_body">
      <style:text-properties officeooo:rsid="020217f2" officeooo:paragraph-rsid="020217f2"/>
    </style:style>
    <style:style style:name="P498" style:family="paragraph" style:parent-style-name="Heading_20_1">
      <style:text-properties officeooo:rsid="0205dad9"/>
    </style:style>
    <style:style style:name="P499" style:family="paragraph" style:parent-style-name="Text_20_body">
      <style:text-properties officeooo:rsid="0205dad9" officeooo:paragraph-rsid="0205dad9"/>
    </style:style>
    <style:style style:name="P500" style:family="paragraph" style:parent-style-name="Text_20_body">
      <style:text-properties officeooo:rsid="020907aa" officeooo:paragraph-rsid="020907aa"/>
    </style:style>
    <style:style style:name="P501" style:family="paragraph" style:parent-style-name="Text_20_body">
      <style:text-properties officeooo:rsid="0209d8bd" officeooo:paragraph-rsid="020a2b6e"/>
    </style:style>
    <style:style style:name="P502" style:family="paragraph" style:parent-style-name="Text_20_body">
      <style:text-properties officeooo:rsid="020a2b6e" officeooo:paragraph-rsid="020a2b6e"/>
    </style:style>
    <style:style style:name="P503" style:family="paragraph" style:parent-style-name="Text_20_body">
      <style:text-properties officeooo:rsid="020b4707" officeooo:paragraph-rsid="020b4707"/>
    </style:style>
    <style:style style:name="P504" style:family="paragraph" style:parent-style-name="Text_20_body">
      <style:text-properties officeooo:rsid="020ba9bd" officeooo:paragraph-rsid="020ba9bd"/>
    </style:style>
    <style:style style:name="P505" style:family="paragraph" style:parent-style-name="Text_20_body">
      <style:text-properties fo:font-style="normal" officeooo:rsid="020dc316" officeooo:paragraph-rsid="020dc316" style:font-style-asian="normal" style:font-style-complex="normal"/>
    </style:style>
    <style:style style:name="P506" style:family="paragraph" style:parent-style-name="CommitMessage">
      <style:text-properties officeooo:rsid="020dc316" officeooo:paragraph-rsid="020dc316"/>
    </style:style>
    <style:style style:name="P507" style:family="paragraph" style:parent-style-name="Text_20_body">
      <style:text-properties officeooo:rsid="020dc316" officeooo:paragraph-rsid="020dc316"/>
    </style:style>
    <style:style style:name="P508" style:family="paragraph" style:parent-style-name="Text_20_body">
      <style:text-properties officeooo:rsid="020f3902" officeooo:paragraph-rsid="020f3902"/>
    </style:style>
    <style:style style:name="P509" style:family="paragraph" style:parent-style-name="Text_20_body">
      <style:text-properties officeooo:rsid="0210ff23" officeooo:paragraph-rsid="0210ff23"/>
    </style:style>
    <style:style style:name="P510" style:family="paragraph" style:parent-style-name="Text_20_body">
      <style:text-properties officeooo:rsid="02118865" officeooo:paragraph-rsid="02118865"/>
    </style:style>
    <style:style style:name="P511" style:family="paragraph" style:parent-style-name="Heading_20_1">
      <style:text-properties officeooo:rsid="02120e85"/>
    </style:style>
    <style:style style:name="P512" style:family="paragraph" style:parent-style-name="Text_20_body">
      <style:text-properties officeooo:rsid="02120e85" officeooo:paragraph-rsid="02120e85"/>
    </style:style>
    <style:style style:name="P513" style:family="paragraph" style:parent-style-name="Text_20_body">
      <style:text-properties officeooo:rsid="02130fab" officeooo:paragraph-rsid="02130fab"/>
    </style:style>
    <style:style style:name="P514" style:family="paragraph" style:parent-style-name="Text_20_body">
      <style:text-properties officeooo:rsid="02143885" officeooo:paragraph-rsid="02143885"/>
    </style:style>
    <style:style style:name="P515" style:family="paragraph" style:parent-style-name="TODO">
      <style:text-properties officeooo:rsid="02143885"/>
    </style:style>
    <style:style style:name="P516" style:family="paragraph" style:parent-style-name="TODO">
      <style:text-properties officeooo:rsid="02143885" officeooo:paragraph-rsid="0224639d"/>
    </style:style>
    <style:style style:name="P517" style:family="paragraph" style:parent-style-name="CommitMessage">
      <style:text-properties officeooo:rsid="0214ac26" officeooo:paragraph-rsid="0214ac26"/>
    </style:style>
    <style:style style:name="P518" style:family="paragraph" style:parent-style-name="Heading_20_1">
      <style:text-properties officeooo:rsid="0215e9b4"/>
    </style:style>
    <style:style style:name="P519" style:family="paragraph" style:parent-style-name="Text_20_body">
      <style:text-properties officeooo:rsid="0215e9b4" officeooo:paragraph-rsid="0215e9b4"/>
    </style:style>
    <style:style style:name="P520" style:family="paragraph" style:parent-style-name="Text_20_body">
      <style:text-properties officeooo:rsid="0217102c" officeooo:paragraph-rsid="0217102c"/>
    </style:style>
    <style:style style:name="P521" style:family="paragraph" style:parent-style-name="Text_20_body">
      <style:text-properties officeooo:rsid="0219b2e7" officeooo:paragraph-rsid="0219b2e7"/>
    </style:style>
    <style:style style:name="P522" style:family="paragraph" style:parent-style-name="Text_20_body">
      <style:text-properties officeooo:rsid="021b6958" officeooo:paragraph-rsid="021b6958"/>
    </style:style>
    <style:style style:name="P523" style:family="paragraph" style:parent-style-name="Text_20_body">
      <style:text-properties officeooo:paragraph-rsid="021b6958"/>
    </style:style>
    <style:style style:name="P524" style:family="paragraph" style:parent-style-name="Text_20_body">
      <style:text-properties officeooo:rsid="021dc42d" officeooo:paragraph-rsid="021dc42d"/>
    </style:style>
    <style:style style:name="P525" style:family="paragraph" style:parent-style-name="Text_20_body">
      <style:text-properties officeooo:rsid="021e684c" officeooo:paragraph-rsid="021e684c"/>
    </style:style>
    <style:style style:name="P526" style:family="paragraph" style:parent-style-name="Text_20_body">
      <style:text-properties fo:font-style="normal" officeooo:rsid="02202bbc" officeooo:paragraph-rsid="02202bbc" style:font-style-asian="normal" style:font-style-complex="normal"/>
    </style:style>
    <style:style style:name="P527" style:family="paragraph" style:parent-style-name="Text_20_body">
      <style:text-properties fo:font-style="normal" officeooo:rsid="022379bd" officeooo:paragraph-rsid="022379bd" style:font-style-asian="normal" style:font-style-complex="normal"/>
    </style:style>
    <style:style style:name="P528" style:family="paragraph" style:parent-style-name="Text_20_body">
      <style:text-properties fo:font-style="normal" officeooo:rsid="0223d067" officeooo:paragraph-rsid="0223d067" style:font-style-asian="normal" style:font-style-complex="normal"/>
    </style:style>
    <style:style style:name="P529" style:family="paragraph" style:parent-style-name="Text_20_body">
      <style:text-properties officeooo:rsid="0224639d" officeooo:paragraph-rsid="0224639d"/>
    </style:style>
    <style:style style:name="P530" style:family="paragraph" style:parent-style-name="Heading_20_1">
      <style:text-properties officeooo:rsid="02251356"/>
    </style:style>
    <style:style style:name="P531" style:family="paragraph" style:parent-style-name="Text_20_body">
      <style:text-properties officeooo:rsid="02251356" officeooo:paragraph-rsid="02251356"/>
    </style:style>
    <style:style style:name="P532" style:family="paragraph" style:parent-style-name="TODO">
      <style:text-properties officeooo:rsid="02251356" officeooo:paragraph-rsid="02251356"/>
    </style:style>
    <style:style style:name="P533" style:family="paragraph" style:parent-style-name="TODO">
      <style:text-properties officeooo:rsid="02251356" officeooo:paragraph-rsid="0227d122"/>
    </style:style>
    <style:style style:name="P534" style:family="paragraph" style:parent-style-name="Text_20_body">
      <style:text-properties officeooo:rsid="0227d122" officeooo:paragraph-rsid="0227d122"/>
    </style:style>
    <style:style style:name="P535" style:family="paragraph" style:parent-style-name="Text_20_body">
      <style:text-properties officeooo:rsid="0229b89e" officeooo:paragraph-rsid="0229b89e"/>
    </style:style>
    <style:style style:name="P536" style:family="paragraph" style:parent-style-name="Text_20_body">
      <style:text-properties officeooo:rsid="022b909f" officeooo:paragraph-rsid="022b909f"/>
    </style:style>
    <style:style style:name="P537" style:family="paragraph" style:parent-style-name="Text_20_body">
      <style:text-properties officeooo:rsid="022c7975" officeooo:paragraph-rsid="022c7975"/>
    </style:style>
    <style:style style:name="P538" style:family="paragraph" style:parent-style-name="Text_20_body">
      <style:text-properties fo:font-weight="normal" officeooo:rsid="022e4502" officeooo:paragraph-rsid="022e4502" style:font-weight-asian="normal" style:font-weight-complex="normal"/>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T298" style:family="text">
      <style:text-properties officeooo:rsid="01dc4362"/>
    </style:style>
    <style:style style:name="T299" style:family="text">
      <style:text-properties fo:font-style="italic" officeooo:rsid="01dc4362" style:font-style-asian="italic" style:font-style-complex="italic"/>
    </style:style>
    <style:style style:name="T300" style:family="text">
      <style:text-properties fo:font-style="normal" officeooo:rsid="01dc4362" style:font-style-asian="normal" style:font-style-complex="normal"/>
    </style:style>
    <style:style style:name="T301" style:family="text">
      <style:text-properties officeooo:rsid="01e04a5f"/>
    </style:style>
    <style:style style:name="T302" style:family="text">
      <style:text-properties fo:font-style="normal" officeooo:rsid="01e795ef" style:font-style-asian="normal" style:font-style-complex="normal"/>
    </style:style>
    <style:style style:name="T303" style:family="text">
      <style:text-properties fo:font-style="normal" officeooo:rsid="01e96e56" style:font-style-asian="normal" style:font-style-complex="normal"/>
    </style:style>
    <style:style style:name="T304" style:family="text">
      <style:text-properties fo:font-style="normal" fo:font-weight="bold" officeooo:rsid="0180d419" style:font-style-asian="normal" style:font-weight-asian="bold" style:font-style-complex="normal" style:font-weight-complex="bold"/>
    </style:style>
    <style:style style:name="T305" style:family="text">
      <style:text-properties fo:font-style="normal" officeooo:rsid="0180d419" style:font-style-asian="normal" style:font-style-complex="normal"/>
    </style:style>
    <style:style style:name="T306" style:family="text">
      <style:text-properties fo:font-style="normal" fo:font-weight="bold" officeooo:rsid="01e96e56" style:font-style-asian="normal" style:font-weight-asian="bold" style:font-style-complex="normal" style:font-weight-complex="bold"/>
    </style:style>
    <style:style style:name="T307" style:family="text">
      <style:text-properties fo:font-style="normal" fo:font-weight="normal" officeooo:rsid="01e96e56" style:font-style-asian="normal" style:font-weight-asian="normal" style:font-style-complex="normal" style:font-weight-complex="normal"/>
    </style:style>
    <style:style style:name="T308" style:family="text">
      <style:text-properties fo:font-style="normal" officeooo:rsid="01e99394" style:font-style-asian="normal" style:font-style-complex="normal"/>
    </style:style>
    <style:style style:name="T309" style:family="text">
      <style:text-properties fo:font-style="normal" fo:font-weight="bold" officeooo:rsid="01e99394" style:font-style-asian="normal" style:font-weight-asian="bold" style:font-style-complex="normal" style:font-weight-complex="bold"/>
    </style:style>
    <style:style style:name="T310" style:family="text">
      <style:text-properties fo:font-style="normal" fo:font-weight="normal" officeooo:rsid="01e99394" style:font-style-asian="normal" style:font-weight-asian="normal" style:font-style-complex="normal" style:font-weight-complex="normal"/>
    </style:style>
    <style:style style:name="T311" style:family="text">
      <style:text-properties officeooo:rsid="01eaf642"/>
    </style:style>
    <style:style style:name="T312" style:family="text">
      <style:text-properties officeooo:rsid="01eb882c"/>
    </style:style>
    <style:style style:name="T313" style:family="text">
      <style:text-properties officeooo:rsid="01ed9672"/>
    </style:style>
    <style:style style:name="T314" style:family="text">
      <style:text-properties officeooo:rsid="01ef22bb"/>
    </style:style>
    <style:style style:name="T315" style:family="text">
      <style:text-properties officeooo:rsid="01eff012"/>
    </style:style>
    <style:style style:name="T316" style:family="text">
      <style:text-properties officeooo:rsid="01f09a2d"/>
    </style:style>
    <style:style style:name="T317" style:family="text">
      <style:text-properties officeooo:rsid="01f1186e"/>
    </style:style>
    <style:style style:name="T318" style:family="text">
      <style:text-properties officeooo:rsid="01f1ac09"/>
    </style:style>
    <style:style style:name="T319" style:family="text">
      <style:text-properties officeooo:rsid="01f23d96"/>
    </style:style>
    <style:style style:name="T320" style:family="text">
      <style:text-properties officeooo:rsid="01f296fe"/>
    </style:style>
    <style:style style:name="T321" style:family="text">
      <style:text-properties officeooo:rsid="01f65c85"/>
    </style:style>
    <style:style style:name="T322" style:family="text">
      <style:text-properties officeooo:rsid="01f7ce6e"/>
    </style:style>
    <style:style style:name="T323" style:family="text">
      <style:text-properties officeooo:rsid="01f9332e"/>
    </style:style>
    <style:style style:name="T324" style:family="text">
      <style:text-properties officeooo:rsid="01fb3175"/>
    </style:style>
    <style:style style:name="T325" style:family="text">
      <style:text-properties officeooo:rsid="020217f2"/>
    </style:style>
    <style:style style:name="T326" style:family="text">
      <style:text-properties fo:font-variant="normal" fo:text-transform="none" fo:color="#000000" loext:opacity="100%" style:font-name="Liberation Mono1" fo:font-size="8pt" fo:letter-spacing="normal"/>
    </style:style>
    <style:style style:name="T327" style:family="text">
      <style:text-properties style:text-underline-style="solid" style:text-underline-type="double" style:text-underline-width="auto" style:text-underline-color="font-color"/>
    </style:style>
    <style:style style:name="T328" style:family="text">
      <style:text-properties officeooo:rsid="02037539"/>
    </style:style>
    <style:style style:name="T329" style:family="text">
      <style:text-properties officeooo:rsid="0207145e"/>
    </style:style>
    <style:style style:name="T330" style:family="text">
      <style:text-properties officeooo:rsid="020907aa"/>
    </style:style>
    <style:style style:name="T331" style:family="text">
      <style:text-properties officeooo:rsid="020b4707"/>
    </style:style>
    <style:style style:name="T332" style:family="text">
      <style:text-properties officeooo:rsid="020ba9bd"/>
    </style:style>
    <style:style style:name="T333" style:family="text">
      <style:text-properties officeooo:rsid="020ccd1c"/>
    </style:style>
    <style:style style:name="T334" style:family="text">
      <style:text-properties fo:font-style="italic" officeooo:rsid="020ccd1c" style:font-style-asian="italic" style:font-style-complex="italic"/>
    </style:style>
    <style:style style:name="T335" style:family="text">
      <style:text-properties fo:font-style="normal" officeooo:rsid="020ccd1c" style:font-style-asian="normal" style:font-style-complex="normal"/>
    </style:style>
    <style:style style:name="T336" style:family="text">
      <style:text-properties officeooo:rsid="020f3902"/>
    </style:style>
    <style:style style:name="T337" style:family="text">
      <style:text-properties officeooo:rsid="0210ff23"/>
    </style:style>
    <style:style style:name="T338" style:family="text">
      <style:text-properties officeooo:rsid="02118865"/>
    </style:style>
    <style:style style:name="T339" style:family="text">
      <style:text-properties officeooo:rsid="0215e9b4"/>
    </style:style>
    <style:style style:name="T340" style:family="text">
      <style:text-properties officeooo:rsid="0217102c"/>
    </style:style>
    <style:style style:name="T341" style:family="text">
      <style:text-properties officeooo:rsid="0218897f"/>
    </style:style>
    <style:style style:name="T342" style:family="text">
      <style:text-properties officeooo:rsid="0219b2e7"/>
    </style:style>
    <style:style style:name="T343" style:family="text">
      <style:text-properties officeooo:rsid="021b6958"/>
    </style:style>
    <style:style style:name="T344" style:family="text">
      <style:text-properties officeooo:rsid="021ba7ee"/>
    </style:style>
    <style:style style:name="T345" style:family="text">
      <style:text-properties officeooo:rsid="021cad1a"/>
    </style:style>
    <style:style style:name="T346" style:family="text">
      <style:text-properties officeooo:rsid="021e684c"/>
    </style:style>
    <style:style style:name="T347" style:family="text">
      <style:text-properties officeooo:rsid="0221dd3c"/>
    </style:style>
    <style:style style:name="T348" style:family="text">
      <style:text-properties officeooo:rsid="0223d067"/>
    </style:style>
    <style:style style:name="T349" style:family="text">
      <style:text-properties officeooo:rsid="022c7975"/>
    </style:style>
    <style:style style:name="T350" style:family="text">
      <style:text-properties officeooo:rsid="02260eb0"/>
    </style:style>
    <style:style style:name="T351" style:family="text">
      <style:text-properties officeooo:rsid="02263253"/>
    </style:style>
    <style:style style:name="T352" style:family="text">
      <style:text-properties officeooo:rsid="022bda75"/>
    </style:style>
    <style:style style:name="T353" style:family="text">
      <style:text-properties officeooo:rsid="022e4502"/>
    </style:style>
    <style:style style:name="T354" style:family="text">
      <style:text-properties fo:font-weight="bold" officeooo:rsid="022e4502" style:font-weight-asian="bold" style:font-weight-complex="bold"/>
    </style:style>
    <style:style style:name="T355" style:family="text">
      <style:text-properties fo:font-weight="normal" officeooo:rsid="022e4502"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4</text:a></text:p>
          <text:p text:style-name="P1"><text:a xlink:type="simple" xlink:href="#__RefHeading___Toc827_4025793947" text:style-name="Index_20_Link" text:visited-style-name="Index_20_Link">2025-Feb-20 Style Configurator Layout (#15939)<text:tab/>4</text:a></text:p>
          <text:p text:style-name="P1"><text:a xlink:type="simple" xlink:href="#__RefHeading___Toc829_4025793947" text:style-name="Index_20_Link" text:visited-style-name="Index_20_Link">2025-Feb-20 &lt;meta&gt;<text:tab/>5</text:a></text:p>
          <text:p text:style-name="P1"><text:a xlink:type="simple" xlink:href="#__RefHeading___Toc831_4025793947" text:style-name="Index_20_Link" text:visited-style-name="Index_20_Link">2024-Feb-22 Plugin: Collection Interface<text:tab/>6</text:a></text:p>
          <text:p text:style-name="P1"><text:a xlink:type="simple" xlink:href="#__RefHeading___Toc833_4025793947" text:style-name="Index_20_Link" text:visited-style-name="Index_20_Link">2025-Feb-23 Plugin Notes<text:tab/>7</text:a></text:p>
          <text:p text:style-name="P1"><text:a xlink:type="simple" xlink:href="#__RefHeading___Toc835_4025793947" text:style-name="Index_20_Link" text:visited-style-name="Index_20_Link">2025-Feb-24 Collection Interface<text:tab/>9</text:a></text:p>
          <text:p text:style-name="P1"><text:a xlink:type="simple" xlink:href="#__RefHeading___Toc837_4025793947" text:style-name="Index_20_Link" text:visited-style-name="Index_20_Link">2025-Feb-26 Collection Interface<text:tab/>9</text:a></text:p>
          <text:p text:style-name="P1"><text:a xlink:type="simple" xlink:href="#__RefHeading___Toc857_2165045563" text:style-name="Index_20_Link" text:visited-style-name="Index_20_Link">2025-Feb-27 &lt;meta&gt; Add Macros<text:tab/>11</text:a></text:p>
          <text:p text:style-name="P1"><text:a xlink:type="simple" xlink:href="#__RefHeading___Toc662_843877958" text:style-name="Index_20_Link" text:visited-style-name="Index_20_Link">2025-Feb-27 Plugin: CollectionInterface<text:tab/>11</text:a></text:p>
          <text:p text:style-name="P1"><text:a xlink:type="simple" xlink:href="#__RefHeading___Toc685_299089479" text:style-name="Index_20_Link" text:visited-style-name="Index_20_Link">2025-Mar-03 Plugin: CollectionInterface<text:tab/>11</text:a></text:p>
          <text:p text:style-name="P1"><text:a xlink:type="simple" xlink:href="#__RefHeading___Toc712_2874055824" text:style-name="Index_20_Link" text:visited-style-name="Index_20_Link">2025-Mar-04 N++ SQL Escape Bug<text:tab/>12</text:a></text:p>
          <text:p text:style-name="P2"><text:a xlink:type="simple" xlink:href="#__RefHeading___Toc735_2874055824" text:style-name="Index_20_Link" text:visited-style-name="Index_20_Link">Refresh after Preference bug<text:tab/>13</text:a></text:p>
          <text:p text:style-name="P1"><text:a xlink:type="simple" xlink:href="#__RefHeading___Toc890_589140964" text:style-name="Index_20_Link" text:visited-style-name="Index_20_Link">2025-Mar-26 Collection Interface<text:tab/>13</text:a></text:p>
          <text:p text:style-name="P1"><text:a xlink:type="simple" xlink:href="#__RefHeading___Toc936_1563383174" text:style-name="Index_20_Link" text:visited-style-name="Index_20_Link">2025-Mar-27 CollectionInterface<text:tab/>14</text:a></text:p>
          <text:p text:style-name="P1"><text:a xlink:type="simple" xlink:href="#__RefHeading___Toc1106_1813222724" text:style-name="Index_20_Link" text:visited-style-name="Index_20_Link">2025-Mar-28 CollectionInterface<text:tab/>16</text:a></text:p>
          <text:p text:style-name="P2"><text:a xlink:type="simple" xlink:href="#__RefHeading___Toc1140_1813222724" text:style-name="Index_20_Link" text:visited-style-name="Index_20_Link">Download JSON<text:tab/>16</text:a></text:p>
          <text:p text:style-name="P2"><text:a xlink:type="simple" xlink:href="#__RefHeading___Toc1312_1813222724" text:style-name="Index_20_Link" text:visited-style-name="Index_20_Link">Process JSON<text:tab/>16</text:a></text:p>
          <text:p text:style-name="P1"><text:a xlink:type="simple" xlink:href="#__RefHeading___Toc1157_2548843727" text:style-name="Index_20_Link" text:visited-style-name="Index_20_Link">2025-Mar-31 CollectionInterface<text:tab/>17</text:a></text:p>
          <text:p text:style-name="P1"><text:a xlink:type="simple" xlink:href="#__RefHeading___Toc1197_2845921483" text:style-name="Index_20_Link" text:visited-style-name="Index_20_Link">2025-Apr-02 CollectionInterface<text:tab/>18</text:a></text:p>
          <text:p text:style-name="P1"><text:a xlink:type="simple" xlink:href="#__RefHeading___Toc1295_2203718327" text:style-name="Index_20_Link" text:visited-style-name="Index_20_Link">2025-Apr-03 CollectionInterface<text:tab/>19</text:a></text:p>
          <text:p text:style-name="P2"><text:a xlink:type="simple" xlink:href="#__RefHeading___Toc1340_2719259852" text:style-name="Index_20_Link" text:visited-style-name="Index_20_Link">&lt;meta&gt; MACRO: Grab Today’s Commits<text:tab/>20</text:a></text:p>
          <text:p text:style-name="P1"><text:a xlink:type="simple" xlink:href="#__RefHeading___Toc1362_1694774122" text:style-name="Index_20_Link" text:visited-style-name="Index_20_Link">2025-Apr-04 CollectionInterface<text:tab/>20</text:a></text:p>
          <text:p text:style-name="P1"><text:a xlink:type="simple" xlink:href="#__RefHeading___Toc1500_887794160" text:style-name="Index_20_Link" text:visited-style-name="Index_20_Link">2025-Apr-05 CollectionInterface<text:tab/>22</text:a></text:p>
          <text:p text:style-name="P1"><text:a xlink:type="simple" xlink:href="#__RefHeading___Toc1545_923716000" text:style-name="Index_20_Link" text:visited-style-name="Index_20_Link">2025-Apr-06 CollectionInterface<text:tab/>23</text:a></text:p>
          <text:p text:style-name="P1"><text:a xlink:type="simple" xlink:href="#__RefHeading___Toc1572_3337876114" text:style-name="Index_20_Link" text:visited-style-name="Index_20_Link">2025-Apr-07 CollectionInterface<text:tab/>24</text:a></text:p>
          <text:p text:style-name="P1"><text:a xlink:type="simple" xlink:href="#__RefHeading___Toc1613_28121848" text:style-name="Index_20_Link" text:visited-style-name="Index_20_Link">2025-Apr-08 CollectionInterface<text:tab/>24</text:a></text:p>
          <text:p text:style-name="P1"><text:a xlink:type="simple" xlink:href="#__RefHeading___Toc1673_973939459" text:style-name="Index_20_Link" text:visited-style-name="Index_20_Link">2025-Apr-09 CollectionInterface<text:tab/>25</text:a></text:p>
          <text:p text:style-name="P2"><text:a xlink:type="simple" xlink:href="#__RefHeading___Toc1712_973939459" text:style-name="Index_20_Link" text:visited-style-name="Index_20_Link">GitHub Action<text:tab/>26</text:a></text:p>
          <text:p text:style-name="P2"><text:a xlink:type="simple" xlink:href="#__RefHeading___Toc1720_973939459" text:style-name="Index_20_Link" text:visited-style-name="Index_20_Link">Collection Repo: Validation Improvements<text:tab/>26</text:a></text:p>
          <text:p text:style-name="P1"><text:a xlink:type="simple" xlink:href="#__RefHeading___Toc1760_828956262" text:style-name="Index_20_Link" text:visited-style-name="Index_20_Link">2025-Apr-10 Collection Repo Validation<text:tab/>26</text:a></text:p>
          <text:p text:style-name="P1"><text:a xlink:type="simple" xlink:href="#__RefHeading___Toc1836_1512926276" text:style-name="Index_20_Link" text:visited-style-name="Index_20_Link">2025-Apr-11 CollectionInterface<text:tab/>28</text:a></text:p>
          <text:p text:style-name="P2"><text:a xlink:type="simple" xlink:href="#__RefHeading___Toc2351_1512926276" text:style-name="Index_20_Link" text:visited-style-name="Index_20_Link">User Manual<text:tab/>29</text:a></text:p>
          <text:p text:style-name="P1"><text:a xlink:type="simple" xlink:href="#__RefHeading___Toc1988_2691539957" text:style-name="Index_20_Link" text:visited-style-name="Index_20_Link">2025-Apr-12 CollectionInterface<text:tab/>30</text:a></text:p>
          <text:p text:style-name="P1"><text:a xlink:type="simple" xlink:href="#__RefHeading___Toc2016_1843320661" text:style-name="Index_20_Link" text:visited-style-name="Index_20_Link">2025-Apr-25 Main App: LexErrorList<text:tab/>30</text:a></text:p>
          <text:p text:style-name="P1"><text:a xlink:type="simple" xlink:href="#__RefHeading___Toc2058_640972555" text:style-name="Index_20_Link" text:visited-style-name="Index_20_Link">2025-Apr-30 Shortcut Mapper Bug<text:tab/>31</text:a></text:p>
          <text:p text:style-name="P1"><text:a xlink:type="simple" xlink:href="#__RefHeading___Toc2116_2569233871" text:style-name="Index_20_Link" text:visited-style-name="Index_20_Link">2025-May-08 Notepad++/Plugin Actions<text:tab/>32</text:a></text:p>
          <text:p text:style-name="P1"><text:a xlink:type="simple" xlink:href="#__RefHeading___Toc2379_416117273" text:style-name="Index_20_Link" text:visited-style-name="Index_20_Link">2025-May-09 Notepad++/Plugins Actions<text:tab/>33</text:a></text:p>
          <text:p text:style-name="P1"><text:a xlink:type="simple" xlink:href="#__RefHeading___Toc2371_2410779040" text:style-name="Index_20_Link" text:visited-style-name="Index_20_Link">2025-May-10 NPP → Plugin trigger<text:tab/>35</text:a></text:p>
          <text:p text:style-name="P1"><text:a xlink:type="simple" xlink:href="#__RefHeading___Toc2393_3749063352" text:style-name="Index_20_Link" text:visited-style-name="Index_20_Link">2025-May-11 NPP → Plugin Trigger<text:tab/>35</text:a></text:p>
          <text:p text:style-name="P1"><text:a xlink:type="simple" xlink:href="#__RefHeading___Toc2407_4293339417" text:style-name="Index_20_Link" text:visited-style-name="Index_20_Link">2025-May-12 NPP → Plugin Trigger<text:tab/>36</text:a></text:p>
          <text:p text:style-name="P1"><text:a xlink:type="simple" xlink:href="#__RefHeading___Toc2437_1437437058" text:style-name="Index_20_Link" text:visited-style-name="Index_20_Link"><text:soft-page-break/>2025-May-12 Plugin: ConfigUpdater<text:tab/>36</text:a></text:p>
          <text:p text:style-name="P1"><text:a xlink:type="simple" xlink:href="#__RefHeading___Toc2486_2093794710" text:style-name="Index_20_Link" text:visited-style-name="Index_20_Link">2025-May-13 Plugin: ConfigUpdater<text:tab/>37</text:a></text:p>
          <text:p text:style-name="P1"><text:a xlink:type="simple" xlink:href="#__RefHeading___Toc2503_2862034539" text:style-name="Index_20_Link" text:visited-style-name="Index_20_Link">2025-May-14 Plugin: ConfigUpdater<text:tab/>37</text:a></text:p>
          <text:p text:style-name="P1"><text:a xlink:type="simple" xlink:href="#__RefHeading___Toc2587_3358741041" text:style-name="Index_20_Link" text:visited-style-name="Index_20_Link">2025-May-15 ConfigUpdater<text:tab/>38</text:a></text:p>
          <text:p text:style-name="P1"><text:a xlink:type="simple" xlink:href="#__RefHeading___Toc2658_4048856393" text:style-name="Index_20_Link" text:visited-style-name="Index_20_Link">2025-May-16 ConfigUpdater<text:tab/>40</text:a></text:p>
          <text:p text:style-name="P1"><text:a xlink:type="simple" xlink:href="#__RefHeading___Toc2721_1689826599" text:style-name="Index_20_Link" text:visited-style-name="Index_20_Link">2025-May-17 ConfigUpdater<text:tab/>41</text:a></text:p>
          <text:p text:style-name="P1"><text:a xlink:type="simple" xlink:href="#__RefHeading___Toc2766_4031029636" text:style-name="Index_20_Link" text:visited-style-name="Index_20_Link">2025-May-18 ConfigUpdater<text:tab/>42</text:a></text:p>
          <text:p text:style-name="P1"><text:a xlink:type="simple" xlink:href="#__RefHeading___Toc2798_3497425744" text:style-name="Index_20_Link" text:visited-style-name="Index_20_Link">2025-May-19 ConfigUpdater<text:tab/>43</text:a></text:p>
          <text:p text:style-name="P1"><text:a xlink:type="simple" xlink:href="#__RefHeading___Toc2859_379106973" text:style-name="Index_20_Link" text:visited-style-name="Index_20_Link">2025-May-20 ConfigUpdater Plugin<text:tab/>44</text:a></text:p>
          <text:p text:style-name="P1"><text:a xlink:type="simple" xlink:href="#__RefHeading___Toc2944_4110229919" text:style-name="Index_20_Link" text:visited-style-name="Index_20_Link">2025-May-21 ConfigUpdater<text:tab/>46</text:a></text:p>
          <text:p text:style-name="P2"><text:a xlink:type="simple" xlink:href="#__RefHeading___Toc2993_4110229919" text:style-name="Index_20_Link" text:visited-style-name="Index_20_Link">Notepad++ Main App: “nimrod”<text:tab/>46</text:a></text:p>
          <text:p text:style-name="P2"><text:a xlink:type="simple" xlink:href="#__RefHeading___Toc3032_4110229919" text:style-name="Index_20_Link" text:visited-style-name="Index_20_Link">ConfigUpdater<text:tab/>47</text:a></text:p>
          <text:p text:style-name="P1"><text:a xlink:type="simple" xlink:href="#__RefHeading___Toc3090_2895719936" text:style-name="Index_20_Link" text:visited-style-name="Index_20_Link">2025-May-26 ConfigUpdater<text:tab/>48</text:a></text:p>
          <text:p text:style-name="P1"><text:a xlink:type="simple" xlink:href="#__RefHeading___Toc3134_3566333802" text:style-name="Index_20_Link" text:visited-style-name="Index_20_Link">2025-May-27 ConfigUpdater<text:tab/>49</text:a></text:p>
          <text:p text:style-name="P1"><text:a xlink:type="simple" xlink:href="#__RefHeading___Toc3146_2773705342" text:style-name="Index_20_Link" text:visited-style-name="Index_20_Link">2025-May-28 ConfigUpdater<text:tab/>49</text:a></text:p>
          <text:p text:style-name="P1"><text:a xlink:type="simple" xlink:href="#__RefHeading___Toc3169_2060784402" text:style-name="Index_20_Link" text:visited-style-name="Index_20_Link">2025-May-29 ConfigUpdater<text:tab/>49</text:a></text:p>
          <text:p text:style-name="P1"><text:a xlink:type="simple" xlink:href="#__RefHeading___Toc3190_1910799956" text:style-name="Index_20_Link" text:visited-style-name="Index_20_Link">2025-May-30 ConfigUpdater<text:tab/>50</text:a></text:p>
          <text:p text:style-name="P1"><text:a xlink:type="simple" xlink:href="#__RefHeading___Toc3227_966294790" text:style-name="Index_20_Link" text:visited-style-name="Index_20_Link">2025-May-31 ConfigUpdater<text:tab/>51</text:a></text:p>
          <text:p text:style-name="P2"><text:a xlink:type="simple" xlink:href="#__RefHeading___Toc3250_966294790" text:style-name="Index_20_Link" text:visited-style-name="Index_20_Link">NppTheme Collection: XML → XSD<text:tab/>52</text:a></text:p>
          <text:p text:style-name="P2"><text:a xlink:type="simple" xlink:href="#__RefHeading___Toc3275_966294790" text:style-name="Index_20_Link" text:visited-style-name="Index_20_Link">N++ Repo: XSD for XML<text:tab/>53</text:a></text:p>
          <text:p text:style-name="P1"><text:a xlink:type="simple" xlink:href="#__RefHeading___Toc3410_2964383733" text:style-name="Index_20_Link" text:visited-style-name="Index_20_Link">2025-Jun-01 N++ XML → XSD Validation<text:tab/>54</text:a></text:p>
          <text:p text:style-name="P2"><text:a xlink:type="simple" xlink:href="#__RefHeading___Toc3581_2964383733" text:style-name="Index_20_Link" text:visited-style-name="Index_20_Link">Styler/Theme script<text:tab/>55</text:a></text:p>
          <text:p text:style-name="P1"><text:a xlink:type="simple" xlink:href="#__RefHeading___Toc3535_3446149469" text:style-name="Index_20_Link" text:visited-style-name="Index_20_Link">2025-Jun-02 ConfigUpdater<text:tab/>56</text:a></text:p>
          <text:p text:style-name="P2"><text:a xlink:type="simple" xlink:href="#__RefHeading___Toc3563_3446149469" text:style-name="Index_20_Link" text:visited-style-name="Index_20_Link">Experiment: MSXML6-based XML→XSD validation<text:tab/>56</text:a></text:p>
          <text:p text:style-name="P2"><text:a xlink:type="simple" xlink:href="#__RefHeading___Toc3577_3446149469" text:style-name="Index_20_Link" text:visited-style-name="Index_20_Link">ConfigUpdater<text:tab/>56</text:a></text:p>
          <text:p text:style-name="P1"><text:a xlink:type="simple" xlink:href="#__RefHeading___Toc3649_2740211299" text:style-name="Index_20_Link" text:visited-style-name="Index_20_Link">2025-Jun-03 ConfigUpdater<text:tab/>57</text:a></text:p>
          <text:p text:style-name="P2"><text:a xlink:type="simple" xlink:href="#__RefHeading___Toc3651_2740211299" text:style-name="Index_20_Link" text:visited-style-name="Index_20_Link">ValidateXML.h<text:tab/>57</text:a></text:p>
          <text:p text:style-name="P2"><text:a xlink:type="simple" xlink:href="#__RefHeading___Toc3581_2964383733%20Copy%201" text:style-name="Index_20_Link" text:visited-style-name="Index_20_Link">Styler/Theme script<text:tab/>58</text:a></text:p>
          <text:p text:style-name="P1"><text:a xlink:type="simple" xlink:href="#__RefHeading___Toc3873_3251474281" text:style-name="Index_20_Link" text:visited-style-name="Index_20_Link">2025-Jun-04 Styler/Theme Script<text:tab/>59</text:a></text:p>
          <text:p text:style-name="P1"><text:a xlink:type="simple" xlink:href="#__RefHeading___Toc3951_1466735678" text:style-name="Index_20_Link" text:visited-style-name="Index_20_Link">2025-Jun-07 CollectionInterface – Dark Mode<text:tab/>60</text:a></text:p>
          <text:p text:style-name="P1"><text:a xlink:type="simple" xlink:href="#__RefHeading___Toc4124_1344779603" text:style-name="Index_20_Link" text:visited-style-name="Index_20_Link">2025-Jun-10 CollectionInterface – Dark Mode<text:tab/>61</text:a></text:p>
          <text:p text:style-name="P1"><text:a xlink:type="simple" xlink:href="#__RefHeading___Toc4072_3356758448" text:style-name="Index_20_Link" text:visited-style-name="Index_20_Link">2025-Jun-11 CollectionInterface – DarkMode<text:tab/>61</text:a></text:p>
          <text:p text:style-name="P1"><text:a xlink:type="simple" xlink:href="#__RefHeading___Toc4128_2260344612" text:style-name="Index_20_Link" text:visited-style-name="Index_20_Link">2025-Jun-12 CollectionInterface<text:tab/>62</text:a></text:p>
          <text:p text:style-name="P1"><text:a xlink:type="simple" xlink:href="#__RefHeading___Toc4265_2851476337" text:style-name="Index_20_Link" text:visited-style-name="Index_20_Link">2025-Jun-13 CollectionInterface: Download Crash<text:tab/>65</text:a></text:p>
          <text:p text:style-name="P2"><text:a xlink:type="simple" xlink:href="#__RefHeading___Toc4334_2353639070" text:style-name="Index_20_Link" text:visited-style-name="Index_20_Link">ozone: More feedback<text:tab/>66</text:a></text:p>
          <text:p text:style-name="P1"><text:a xlink:type="simple" xlink:href="#__RefHeading___Toc4357_2650074892" text:style-name="Index_20_Link" text:visited-style-name="Index_20_Link">2025-Jun-16 CollectionInterface: MultiSelect<text:tab/>66</text:a></text:p>
          <text:p text:style-name="P1"><text:a xlink:type="simple" xlink:href="#__RefHeading___Toc4450_2793385862" text:style-name="Index_20_Link" text:visited-style-name="Index_20_Link">2025-Jun-18 ConfigUpdater: Dark Mode<text:tab/>68</text:a></text:p>
          <text:p text:style-name="P2"><text:a xlink:type="simple" xlink:href="#__RefHeading___Toc4512_2793385862" text:style-name="Index_20_Link" text:visited-style-name="Index_20_Link">ConfigUpdater: change the plugin config-file directory<text:tab/>69</text:a></text:p>
          <text:p text:style-name="P2"><text:a xlink:type="simple" xlink:href="#__RefHeading___Toc4514_2793385862" text:style-name="Index_20_Link" text:visited-style-name="Index_20_Link">ConfigUpdater: xml-equality check<text:tab/>69</text:a></text:p>
          <text:p text:style-name="P1"><text:a xlink:type="simple" xlink:href="#__RefHeading___Toc4528_1002901455" text:style-name="Index_20_Link" text:visited-style-name="Index_20_Link">2025-Jun-19 ConfigUpdater: unchanged XML<text:tab/>70</text:a></text:p>
          <text:p text:style-name="P2"><text:a xlink:type="simple" xlink:href="#__RefHeading___Toc4545_1002901455" text:style-name="Index_20_Link" text:visited-style-name="Index_20_Link">Truncate Logfile<text:tab/>70</text:a></text:p>
          <text:p text:style-name="P1"><text:a xlink:type="simple" xlink:href="#__RefHeading___Toc4574_32473283" text:style-name="Index_20_Link" text:visited-style-name="Index_20_Link">2025-Jun-20 ConfigUpdater: Truncate Logfile<text:tab/>70</text:a></text:p>
          <text:p text:style-name="P2"><text:a xlink:type="simple" xlink:href="#__RefHeading___Toc4607_32473283" text:style-name="Index_20_Link" text:visited-style-name="Index_20_Link">TODOs from code<text:tab/>71</text:a></text:p>
          <text:p text:style-name="P2"><text:a xlink:type="simple" xlink:href="#__RefHeading___Toc5142_32473283" text:style-name="Index_20_Link" text:visited-style-name="Index_20_Link">Theme/Styler Validation<text:tab/>72</text:a></text:p>
          <text:p text:style-name="P1"><text:a xlink:type="simple" xlink:href="#__RefHeading___Toc4658_4215095886" text:style-name="Index_20_Link" text:visited-style-name="Index_20_Link"><text:soft-page-break/>2025-Jun-21 ConfigUpdater: Theme Validation<text:tab/>72</text:a></text:p>
          <text:p text:style-name="P1"><text:a xlink:type="simple" xlink:href="#__RefHeading___Toc4803_1043040792" text:style-name="Index_20_Link" text:visited-style-name="Index_20_Link">2025-Jun-22 ConfigUpdater: Theme Validation<text:tab/>76</text:a></text:p>
          <text:p text:style-name="P2"><text:a xlink:type="simple" xlink:href="#__RefHeading___Toc4845_1043040792" text:style-name="Index_20_Link" text:visited-style-name="Index_20_Link">ConfigUpdater: portable themes twice<text:tab/>76</text:a></text:p>
          <text:p text:style-name="P1"><text:a xlink:type="simple" xlink:href="#__RefHeading___Toc4857_1042260584" text:style-name="Index_20_Link" text:visited-style-name="Index_20_Link">2025-Jun-24 ConfigUpdater: Validation Dialog<text:tab/>77</text:a></text:p>
          <text:p text:style-name="P1"><text:a xlink:type="simple" xlink:href="#__RefHeading___Toc4896_4148101818" text:style-name="Index_20_Link" text:visited-style-name="Index_20_Link">2025-Jun-25 ConfigUpdater: Validation Dialog<text:tab/>77</text:a></text:p>
          <text:p text:style-name="P1"><text:a xlink:type="simple" xlink:href="#__RefHeading___Toc4970_2458992300" text:style-name="Index_20_Link" text:visited-style-name="Index_20_Link">2025-Jun-26 ConfigUpdater: Validation Dialog<text:tab/>79</text:a></text:p>
          <text:p text:style-name="P1"><text:a xlink:type="simple" xlink:href="#__RefHeading___Toc4999_1169696881" text:style-name="Index_20_Link" text:visited-style-name="Index_20_Link">2025-Jun-27 ConfigUpdater: Validation Dialog<text:tab/>80</text:a></text:p>
          <text:p text:style-name="P1"><text:a xlink:type="simple" xlink:href="#__RefHeading___Toc5084_2973151212" text:style-name="Index_20_Link" text:visited-style-name="Index_20_Link">2025-Jun-28 ConfigUpdater: Validation<text:tab/>81</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1974344412"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52556671150312"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3449760516"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52557654448352" text:continue-list="list152556671150312"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3449760516"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52556940954936" text:continue-list="list152557654448352"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text:soft-page-break/>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text:soft-page-break/>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text:h text:style-name="P454" text:outline-level="1"><text:bookmark-start text:name="__RefHeading___Toc4528_1002901455"/>2025-Jun-19<text:tab/>ConfigUpdater: unchanged XML<text:bookmark-end text:name="__RefHeading___Toc4528_1002901455"/></text:h>
      <text:p text:style-name="P455">Continuing on to the stylers/themes. <text:s/><text:span text:style-name="T298">Replicate the same logic and printers; verify that the before/after look right, and that the logic allows it to not save when unchanged (also verify it </text:span><text:span text:style-name="T299">will</text:span><text:span text:style-name="T300"> save if it </text:span><text:span text:style-name="T299">is</text:span><text:span text:style-name="T300"> changed). <text:s/>Turn off the before/after save-file, since those were just for debug.</text:span></text:p>
      <text:p text:style-name="P456">Prepare for the squash, then commit </text:p>
      <text:p text:style-name="P457">ConfigUpdater: unchanged XML</text:p>
      <text:p text:style-name="P457">Add logic so that the Langs and Stylers/Themes files will not re-save if there is no difference with the file before and after the update (to keep their last-modified time intact)</text:p>
      <text:p text:style-name="P457">resolves #3</text:p>
      <text:p text:style-name="P457">→ 09655e1</text:p>
      <text:p text:style-name="P458">PR and merge.</text:p>
      <text:h text:style-name="P459" text:outline-level="2"><text:bookmark-start text:name="__RefHeading___Toc4545_1002901455"/>Truncate Logfile<text:bookmark-end text:name="__RefHeading___Toc4545_1002901455"/></text:h>
      <text:p text:style-name="P458">Next, I want to see if I can add some logic to truncate the logfile if it’s getting too long. <text:s/>Should I delete it (to force it to re-create), or edit it using scintilla messages? <text:s text:c="3"/>And if so, how to do it, because I don’t want to write some new function which opens it, and I need to handle if it’s already open. <text:s/>In fact, the latter means that I cannot just delete it, otherwise Notepad++ will whine to me that it doesn’t exist. <text:s/>But I don’t want a separate opener. I could use the _consoleCheck even before the first _consoleWrite() in go(). <text:s/>And, while I’m at it, separate out the timestamp to a separate function.</text:p>
      <text:p text:style-name="CommitMessage">ConfigUpdater: longLog: outline the plan → 5e46673</text:p>
      <text:h text:style-name="P460" text:outline-level="1"><text:bookmark-start text:name="__RefHeading___Toc4574_32473283"/>2025-Jun-20<text:tab/>ConfigUpdater: Truncate Logfile<text:bookmark-end text:name="__RefHeading___Toc4574_32473283"/></text:h>
      <text:p text:style-name="P461">Yesterday’s outline was in code, but not notes: if(#lines&gt;400) { search for last timestamp position; if found { turn off monitoring; delete 0..found_position; save; enable monitoring } }.</text:p>
      <text:p text:style-name="P461"><text:soft-page-break/>In debugging, problems that had to be overcome: (1) it took time for monitoring to turn off, so had to add a hardcoded 100ms delay ☹; (2) could not save file if the hConsoleFile handle (which held the write lock) was still open, so close it; (2b) similarly, make sure hConsoleFile closes at the end of the function, whether or not there are lines to truncate; (3) turning back on the monitoring wasn’t working correctly, so switched to closing the file and letting it re-open; (4) with the closing of the file, discovered that it would already be to the next _consoleCheck() before N++ had finished the FILE&gt;CLOSE menucommand, so needed to poll on NPPM_GETFILENAME until it’s no longer “ConfigUpdater.log”, which indicates that the File&gt;Close is complete. <text:s/>(I didn’t actually find them in that order; that’s just the easier order to report them as I write up notes <text:span text:style-name="T301">based on the final code order</text:span>).</text:p>
      <text:p text:style-name="P462">Squash and commit:</text:p>
      <text:p text:style-name="CommitMessage">ConfigUpdater: Truncate Large Logfiles</text:p>
      <text:p text:style-name="CommitMessage">If the logfile is &gt; 400 lines, truncate down to having just a single previous log session before adding on this update.</text:p>
      <text:p text:style-name="CommitMessage">Resolves #10</text:p>
      <text:p text:style-name="CommitMessage">→ 7a663ff</text:p>
      <text:p text:style-name="P463">PR and merge. <text:s/>Making good progress through the ConfigUpdater TODOs.</text:p>
      <text:h text:style-name="P464" text:outline-level="2"><text:bookmark-start text:name="__RefHeading___Toc4607_32473283"/>TODOs from code<text:bookmark-end text:name="__RefHeading___Toc4607_32473283"/></text:h>
      <text:p text:style-name="P463">Speaking of TODOs: I had noticed there were still some TODO comments in the code. <text:s/>Maybe I should work on eliminating those and/or cleaning them up (or turn the long-term ones into feature requests, instead).</text:p>
      <text:p text:style-name="P463">The first I found were the _wsSavedComment and _bHasTopLevelComment global Booleans that I had provided for when converting from PythonScript to plugin; I don’t think I’ve used them anywhere, so see if I can clean them out. <text:s/>The first was only set to “” to reset in various locations, so it’s safe to delete. <text:s/>Same for the second.</text:p>
      <text:p text:style-name="P465">No more “TODO” comments.</text:p>
      <text:p text:style-name="P465">While I was fixing the first, I also saw at least one TBD that was part of that cleanup, so search for other TBD: none left. <text:s/>That’s good.</text:p>
      <text:p text:style-name="P465">Uprev to 2.0.1.3 (2.0.1-dev3)</text:p>
      <text:p text:style-name="CommitMessage">ConfigUpdater: cleanup old TODO comments and unused code → 57f308c</text:p>
      <text:h text:style-name="P466" text:outline-level="2"><text:bookmark-start text:name="__RefHeading___Toc5142_32473283"/><text:soft-page-break/>Theme/Styler Validation<text:bookmark-end text:name="__RefHeading___Toc5142_32473283"/></text:h>
      <text:p text:style-name="P467"><text:a xlink:type="simple" xlink:href="https://github.com/pryrt/NppPlugin-ConfigUpdater/issues/1" text:style-name="Internet_20_link" text:visited-style-name="Visited_20_Internet_20_Link">Issue#1</text:a> (which I have been postponing to the last, for whatever reason). Searching back through my notes, I <text:span text:style-name="T10">did</text:span><text:span text:style-name="T11"> make the </text:span><text:a xlink:type="simple" xlink:href="https://github.com/pryrt/passThru/blob/main/cpp/ValidateXML.h" text:style-name="Internet_20_link" text:visited-style-name="Visited_20_Internet_20_Link"><text:span text:style-name="T11">ValidationXML</text:span></text:a><text:span text:style-name="T11"> single-include library at the end of May. <text:s/>And I have already defined the </text:span><text:a xlink:type="simple" xlink:href="https://github.com/notepad-plus-plus/nppThemes/blob/main/.validators/theme.xsd" text:style-name="Internet_20_link" text:visited-style-name="Visited_20_Internet_20_Link"><text:span text:style-name="T11">XSD</text:span></text:a><text:span text:style-name="T11"> that I used for the themes repo and N++ main project. <text:s/>So there might not really be all that much work left.</text:span></text:p>
      <text:p text:style-name="P468">But I’ve had enough for today, and only wanted to leave this as a reminder for future-me.</text:p>
      <text:p text:style-name="CommitMessage">Notebook: ConfigUpdater notes on Theme/Styler validation → [no commit]</text:p>
      <text:h text:style-name="P469" text:outline-level="1"><text:bookmark-start text:name="__RefHeading___Toc4658_4215095886"/>2025-Jun-21<text:tab/>ConfigUpdater: Theme Validation<text:bookmark-end text:name="__RefHeading___Toc4658_4215095886"/></text:h>
      <text:p text:style-name="P470">Fortunately, I also left myself a good <text:a xlink:type="simple" xlink:href="https://github.com/pryrt/passThru/blob/main/cpp/ValidateXML.README.md" text:style-name="Internet_20_link" text:visited-style-name="Visited_20_Internet_20_Link">ValidationXML README</text:a>, so I’ve got the instructions on how to incorporate that into my code. <text:s/>Copy the .h into my lib directory. <text:s/>Add it. <text:s/>Whoops, I forgot to switch to a new branch -- and I forgot to PR/merge my todo-cleanup back into the main. <text:s/>Go do the PR/merge, then update my local main, then create the validateXML branch.</text:p>
      <text:p text:style-name="P471">Okay, <text:span text:style-name="T10">now</text:span><text:span text:style-name="T11"> add the .h file. </text:span><text:span text:style-name="T302">For that to work, add </text:span><text:span text:style-name="InlineCode"><text:span text:style-name="T302">msxml6.lib;comsuppw.lib;</text:span></text:span><text:span text:style-name="T302"> to all 6 of the AdditionalDependency entries in the project file. <text:s/>Hmm, looking at the README for what to do next, I was reminded that the .h assumes the XSD is in a file. <text:s/>It would be easier for me if I had an alternate version that allowed an embedded string instead, so I don’t have to go try to figure out how to get the XSD to a consistent location </text:span><text:span text:style-name="T303">(I don’t really want to put it in the plugin’s config directory, because I don’t think the user needs to be able to edit the XSD). <text:s/>As I look at the .h file, I can see VS2022 is marking the #import as an error, even though it built okay, for the E1696 for the TLH file: right, my notes earlier said <text:s/></text:span><text:span text:style-name="T304">Tools &gt; Options &gt; Text Editor &gt; C/C++ &gt; Advanced &gt; Recreate database</text:span><text:span text:style-name="T305"> = true and restart VS: </text:span><text:span text:style-name="T303">where is that </text:span><text:span text:style-name="T306">Recreate</text:span><text:span text:style-name="T307">? Ah, </text:span><text:span text:style-name="T306">Browsing / Navigation</text:span><text:span text:style-name="T305">. <text:s/></text:span><text:span text:style-name="T303">Hmm, that wasn’t enough. <text:s/>Try deleting the .suo file out the .vs hierarchy. <text:s/></text:span><text:span text:style-name="T308">Still nothing, and I can confirm the .tlh file isn’t there. <text:s/>Oh, I have never #included the .h file anywhere, so maybe that’s not being built. <text:s/>Add the #include to the ConfigUpdaterClass.h, Clean Solution, Build Solution. <text:s/>Nope, gives errors. :-( <text:s/>But searching the directory, the .tlh is actually there this time. <text:s/>One of the </text:span><text:a xlink:type="simple" xlink:href="https://developercommunity.visualstudio.com/t/c-import-statement-generates-e1696/241903" text:style-name="Internet_20_link" text:visited-style-name="Visited_20_Internet_20_Link"><text:span text:style-name="T308">links</text:span></text:a><text:span text:style-name="T308"> I found mentioned </text:span><text:span text:style-name="T309">Project &gt; Rescan Solution</text:span><text:span text:style-name="T310"> or</text:span><text:span text:style-name="T309"> &lt;Solution&gt; RightClick &gt; Rescan Solution </text:span><text:span text:style-name="T310">as the equivalent to get IntelliSense to rescan and find it… and with that, the IntelliSense error goes away. <text:s/>Okay, let’s add that to the README.<text:tab/></text:span></text:p>
      <text:p text:style-name="P472">Back to the file vs string: hmm, it looks like I’m still using the hardcoded XSD filename, not the filename parameter, so that will need to be fixed: <text:span text:style-name="T311">hmm, when I have the #include in the ConfigUpdaterClass.h, it appears that despite the #once in the ValidateXML.h, it’s claiming that functions therein are multiply-defined; if I move the #include to ConfigUpdater.cpp, then that multiply-defined error goes away. <text:s/>So I’ll have to figure that out eventually, but for now, I’ll </text:span><text:soft-page-break/><text:span text:style-name="T311">leave it with the #include in the CPP. <text:s/>Lookin</text:span><text:span text:style-name="T312">g</text:span><text:span text:style-name="T311"> at the </text:span><text:a xlink:type="simple" xlink:href="https://learn.microsoft.com/en-us/previous-versions/windows/desktop/ms766451(v=vs.85)" text:style-name="Internet_20_link" text:visited-style-name="Visited_20_Internet_20_Link"><text:span text:style-name="T311">-&gt;add() method</text:span></text:a><text:span text:style-name="T311">, </text:span><text:span text:style-name="T312">it seems to accept either a path or any DOMDocument* object as the second parameter. <text:s/>So, can I load an XSD into a DOMDocument from text? <text:s/>Yes, </text:span><text:a xlink:type="simple" xlink:href="https://learn.microsoft.com/en-us/previous-versions/windows/desktop/ms757878(v=vs.85)" text:style-name="Internet_20_link" text:visited-style-name="Visited_20_Internet_20_Link"><text:span text:style-name="T312">DOMDocument has a -&gt;loadXML() method</text:span></text:a><text:span text:style-name="T312">, not just -&gt;load(fromFile) method.</text:span></text:p>
      <text:p text:style-name="P473">So, with how deeply it’s buried in my validate_xml() function, how can I extricate it so that I can use overloading without replicating the bulk of that function each time? <text:s/>Have the main actually use the DOMDocument, and then have a wrapper with std::wstring being the raw contents, which then create the DOMDocument from a loadXML(), or the _bstr_t as the XSD filename which creates the DOMDocumetn as a load(fromFile)…. I think.</text:p>
      <text:p text:style-name="P474">Playing around with that, with the help of google’s AI Mode code helping, it seems I have to manually create the variant from the BSTR of the text, rather than somehow converting it. <text:s/>So maybe the main should be a BSTR of the contents, and have the wrappers either be a <text:span text:style-name="T313">std::wstring</text:span> for the filename <text:span text:style-name="T313">or the _bstr_t for the raw string contents of the XSD. <text:s/>So, that all compiles.</text:span></text:p>
      <text:p text:style-name="P475">Now it’s time to figure out how/where I want to incorporate the <text:span text:style-name="T314">check: okay, in updateOneTheme, after the optional Save (whether or not I save), run the validator on the theme. <text:s/>So move the #include into ConfigUpdaterClass.cpp – still seems to avoid the double-definition, which is good. <text:s/>Put in some breakpoints, and let’s see if I can debug. <text:s/>Hmm, the validation failed, and all it tells me is “unspecified error”, which is highly unhelpful. <text:s/>I tried to capture the status of the -&gt;add(), but it fails because it throws a COM error, not because of a problem specific to -&gt;add(), so that doesn’t catch it. ☹ <text:s/></text:span></text:p>
      <text:p text:style-name="P476">I am pretty sure my old version, with just a filename, should work. <text:s/>Let’s copy my edited .h to a temporary location, then <text:span text:style-name="T315">restore the filename variant of the .h. <text:s/>Now rework so that my _init functions set filename paths and populate those paths if the files don’t exist yet.</text:span></text:p>
      <text:p text:style-name="P477">Got it mostly there, but it’s writing raw UTF-16 characters rather than UTF-8, but the XML claims it’s UTF-8, so the mismatch is causing problems, I think. <text:s/>But it’s almost lunchtime, so let’s do a safety commit here</text:p>
      <text:p text:style-name="TODO">☑ <text:span text:style-name="T316">Switch the string to std::string so it writes a UTF-8 file instead of UTF-16</text:span></text:p>
      <text:p text:style-name="CommitMessage">ConfigUpdater: validation = trying to write the XSD to a UTF-8 file, but right now it’s writing UTF-16: TODO = use std::string instead → fcfdab6</text:p>
      <text:p text:style-name="P478">Even with switching to a UTF8 file with CRLF line endings, it’s still giving the COM error. <text:s/></text:p>
      <text:p text:style-name="P478"><text:soft-page-break/>Time to switch to my testbed with the updated .h, and see if I can validate correctly using my test XML/XSD, and with the project’s XML/XSD, because I need something without the overhead to figure out what’s going wrong: <text:span text:style-name="T317">it crashes on the remote XSD as well. <text:s/>So there’s something wrong with the file. Ugh, it was still UTF-16: apparently, I didn’t overwrite it like I thought I did. <text:s/>Once I get it pointing to a UTF-8 copy of the file, the testbed is able to load it.</text:span></text:p>
      <text:p text:style-name="P479">So now I need to delete the file and make sure I can correctly create it in UTF8 (maybe I just forgot to delete it after I switched the code to write it with UTF8). <text:s/><text:span text:style-name="T318">Yes. <text:s/>And if I tweak the XSD, I can make it fail and show the message (once I re-enable the message). <text:s/>Hmm, can I get the line number for the error? <text:s/>If so, I could ask if they wanted to edit the XML. <text:s/></text:span><text:span text:style-name="T319">So I’ve done that, but the line number appears to be wrong – it’s always showing up as 0 instead of a reasonable value (for example, Bespin has duplicate styleID=”12” at 1283/1284, but it still returns 0 for the line). <text:s/></text:span><text:span text:style-name="T320">None of the other error parameters seem to be meaningful, either.</text:span></text:p>
      <text:p text:style-name="TODO">☒ <text:span text:style-name="T320">Investigate the parseError-&gt;line and similar in the testbed</text:span></text:p>
      <text:p text:style-name="P480">ConfigUpdater: XML Validation = I can run the themes validation, but it doesn’t report the right line number, which makes the error less helpful than would be hoped (and annoying, because in python validator, the line number is correct). → 7d62db5</text:p>
      <text:p text:style-name="P481">I pestered AI about the problem. <text:s/>It suggested, after a couple of complaints of it not working, that I do the validation while it’s loading, rather than after, so it doesn’t lose line number information. <text:s/>When I asked how to do that, it replied with the following code. <text:s/>I will want to try that next time:</text:p>
      <text:p text:style-name="P482">#import &lt;msxml6.dll&gt;<text:line-break/><text:line-break/>int main()<text:line-break/>{<text:line-break/> <text:s text:c="3"/>CoInitialize(NULL); // Initialize COM<text:line-break/><text:line-break/> <text:s text:c="3"/>try<text:line-break/> <text:s text:c="3"/>{<text:line-break/> <text:s text:c="7"/>MSXML2::IXMLDOMDocument60Ptr pXMLDom;<text:line-break/> <text:s text:c="7"/>pXMLDom.CreateInstance(__uuidof(MSXML2::DOMDocument60));<text:line-break/><text:line-break/> <text:s text:c="7"/>// Create a schema cache<text:line-break/> <text:s text:c="7"/>MSXML2::IXMLDOMSchemaCollectionPtr pSchemaCache;<text:line-break/> <text:s text:c="7"/>pSchemaCache.CreateInstance(__uuidof(MSXML2::XMLSchemaCache60));<text:line-break/><text:line-break/> <text:s text:c="7"/>// Add your schema to the schema cache (replace with your schema file path)<text:line-break/> <text:s text:c="7"/>pSchemaCache-&gt;add(L"yourNamespaceURI", L"yourSchemaFile.xsd");<text:line-break/><text:line-break/> <text:s text:c="7"/>// Assign the schema cache to the document<text:line-break/> <text:s text:c="7"/>pXMLDom-&gt;schemas = pSchemaCache.GetInterfacePtr();<text:line-break/><text:line-break/> <text:s text:c="7"/>// Configure validation on parse<text:line-break/><text:soft-page-break/> <text:s text:c="7"/>pXMLDom-&gt;put_validateOnParse(VARIANT_TRUE);<text:line-break/> <text:s text:c="7"/>pXMLDom-&gt;put_resolveExternals(VARIANT_TRUE);<text:line-break/> <text:s text:c="7"/>pXMLDom-&gt;put_async(VARIANT_FALSE);<text:line-break/><text:line-break/> <text:s text:c="7"/>// Load the XML document (replace with your XML file path)<text:line-break/> <text:s text:c="7"/>pXMLDom-&gt;load(L"yourXmlFile.xml");<text:line-break/><text:line-break/> <text:s text:c="7"/>// Check for parsing/validation errors<text:line-break/> <text:s text:c="7"/>if (pXMLDom-&gt;parseError-&gt;errorCode != 0)<text:line-break/> <text:s text:c="7"/>{<text:line-break/> <text:s text:c="11"/>MSXML2::IXMLDOMParseErrorPtr pParseError = pXMLDom-&gt;parseError;<text:line-break/><text:line-break/> <text:s text:c="11"/>long lineNumber = pParseError-&gt;line;<text:line-break/> <text:s text:c="11"/>long linePos = pParseError-&gt;linepos;<text:line-break/> <text:s text:c="11"/>BSTR reason = pParseError-&gt;reason;<text:line-break/> <text:s text:c="11"/>BSTR srcText = pParseError-&gt;srcText;<text:line-break/><text:line-break/> <text:s text:c="11"/>wprintf(L"Validation Error during load: %s at Line %ld, Position %ld\n", reason, lineNumber, linePos);<text:line-break/><text:line-break/> <text:s text:c="11"/>SysFreeString(reason);<text:line-break/> <text:s text:c="11"/>SysFreeString(srcText);<text:line-break/> <text:s text:c="7"/>}<text:line-break/> <text:s text:c="7"/>else<text:line-break/> <text:s text:c="7"/>{<text:line-break/> <text:s text:c="11"/>wprintf(L"XML loaded and validated successfully during load.\n");<text:line-break/> <text:s text:c="7"/>}<text:line-break/> <text:s text:c="3"/>}<text:line-break/> <text:s text:c="3"/>catch (_com_error &amp;e)<text:line-break/> <text:s text:c="3"/>{<text:line-break/> <text:s text:c="7"/>// Handle errors<text:line-break/> <text:s text:c="3"/>}<text:line-break/><text:line-break/> <text:s text:c="3"/>CoUninitialize(); // Uninitialize COM<text:line-break/> <text:s text:c="3"/>return 0;<text:line-break/>}<text:line-break/></text:p>
      <text:p text:style-name="P483">It has the validateOnParse set to true, and changes the order relative to my code. <text:s/>Hopefully, that will work.</text:p>
      <text:p text:style-name="TODO">☑ <text:span text:style-name="T320">try to learn from this AI code to see if I can validate during the -&gt;load(fromFile) rather than running a separate parse afterwards</text:span></text:p>
      <text:p text:style-name="P484">Notebook: with AI help, got a couple hints for what to try next (see the TODOs after my last commit) → [no commit]</text:p>
      <text:h text:style-name="P485" text:outline-level="1"><text:bookmark-start text:name="__RefHeading___Toc4803_1043040792"/><text:soft-page-break/>2025-Jun-22<text:tab/>ConfigUpdater: Theme Validation<text:bookmark-end text:name="__RefHeading___Toc4803_1043040792"/></text:h>
      <text:p text:style-name="P486">Right, so I need to try to learn from that AI code (I think that has a better chance than playing in the testbed first).</text:p>
      <text:p text:style-name="P487">Yep, when I change the order and set validateOnParse=true, I can correctly get the line number (1-based, not 0-based), and even the context line. <text:s/>Update my error message and pass in the line number. <text:s/>I can now make it edit the file at the right location (unfortunately, the _consoleWrite changes focus away from the styler… but that’s livable), and it stops auditing the others. <text:s/>And if I CANCEL instead, it stops the checking (and NO allows me to single-step). <text:s/>Unfortunately, that’s going to get annoying for the user… but I don’t know how to add a fourth option.</text:p>
      <text:p text:style-name="P487">Instead, I want to re-purpose the “NO” answer so that it will continue the conversion, but stop pestering the user… which will require another flag. <text:s/><text:span text:style-name="T321">But easy enough to implement, and the logic works right. <text:s/>When I did that, I noticed the .log didn’t include those: it should, especially when you choose NO, but probably any time. <text:s/></text:span><text:span text:style-name="T322">Easy </text:span><text:span text:style-name="T323">enough. <text:s/>Tweak the message so it makes sense in the log, then add in the question for the YESNOCANCEL. <text:s/>I think that’s probably sufficient for now.</text:span></text:p>
      <text:p text:style-name="P488">Squash so the next commit is the “only” commit for this Issue.</text:p>
      <text:p text:style-name="CommitMessage">ConfigUpdater: Implement XSD-based validation for stylers/themes → 6a1d3f6</text:p>
      <text:p text:style-name="P488">Oh, right. <text:s/>Also need to validate the langs.xml. <text:s/>Whoops. <text:s/><text:span text:style-name="T324">Copy that over, bring in the new XSD, and verify it’s working. <text:s/>Add logging for VALID on both; add prefixes so it gets diff-like coloration in ErrorList lexer.</text:span></text:p>
      <text:p text:style-name="CommitMessage">ConfigUpdater: Implement XSD-based validation for langs.xml → d9bd437</text:p>
      <text:p text:style-name="P489">Ugh, remote builds are showing errors. <text:s/>Turn off a set of warnings around the #import for the MSXML DLL, as I have no control over that. <text:s/>And there is a win32-only warning on a couple of SendMessages that I can replicate by compiling the other target.</text:p>
      <text:p text:style-name="CommitMessage">ConfigUpdater: fix warnings/errors for remote-building XSD-based Validation → d9f28cf</text:p>
      <text:p text:style-name="P490">This time, the remote build worked. <text:s/>Good. <text:s/>PR/merge.</text:p>
      <text:h text:style-name="P491" text:outline-level="2"><text:bookmark-start text:name="__RefHeading___Toc4845_1043040792"/>ConfigUpdater: portable themes twice<text:bookmark-end text:name="__RefHeading___Toc4845_1043040792"/></text:h>
      <text:p text:style-name="P490">Hopefully, this will be quick. <text:s/>Look at the all-themes loop: nope, it doesn’t have logic. <text:s/>So add “if cfg==installed, remove second using vector.pop_back()”, and that fixes it. <text:s/>Nice when it’s that simple.</text:p>
      <text:p text:style-name="CommitMessage"><text:soft-page-break/>ConfigUpdater: fix portable doubled-loop on themes (resolves #15) → 8b1b7f6</text:p>
      <text:p text:style-name="P492">PR and merge.</text:p>
      <text:h text:style-name="P493" text:outline-level="1"><text:bookmark-start text:name="__RefHeading___Toc4857_1042260584"/>2025-Jun-24<text:tab/>ConfigUpdater: Validation Dialog<text:bookmark-end text:name="__RefHeading___Toc4857_1042260584"/></text:h>
      <text:p text:style-name="P494">Start at least thinking about the Validation Dialog – <text:span text:style-name="T325">non-modal interface to </text:span>allow validating on a per-file basis <text:span text:style-name="T325">and easily navigating to a given validation error</text:span>. <text:s/>Google-AI and <text:a xlink:type="simple" xlink:href="https://stackoverflow.com/a/57268306" text:style-name="Internet_20_link" text:visited-style-name="Visited_20_Internet_20_Link">this vbscript-focused SO</text:a> tell me that xmlDoc-&gt;setProperty(“MultipleErrorMessages”, True) will allow me to iterate over xmlDoc-&gt;parseError-&gt;allErrors… so that should hopefully be able to give me something to add to a ListBox. <text:s/><text:span text:style-name="T325">So my rough idea of the dialog box:</text:span></text:p>
      <text:p text:style-name="P495">File: [stylers.xml <text:span text:style-name="T326">▼]<text:tab/><text:tab/><text:tab/>{VALIDATE}</text:span></text:p>
      <text:p text:style-name="P496">Validation Errors:</text:p>
      <text:p text:style-name="P496">[ #1234: Message<text:span text:style-name="T327"> … … … ⇕]</text:span></text:p>
      <text:p text:style-name="P496">[ #5678: Message …<text:span text:style-name="T327"> … … ⇕]</text:span></text:p>
      <text:p text:style-name="P497">So that’s a label, combobox to select the file, the VALIDATE button, and an always-scrollable ListBox which will <text:span text:style-name="T328">show the error messages and allow easy navigation. <text:s/>Draw up the RC (verify but don’t edit in the Resource Editor).</text:span></text:p>
      <text:p text:style-name="CommitMessage">ConfigUpdater: Validation Dialog = draw the initial RC idea → 96ba050</text:p>
      <text:h text:style-name="P498" text:outline-level="1"><text:bookmark-start text:name="__RefHeading___Toc4896_4148101818"/>2025-Jun-25<text:tab/>ConfigUpdater: Validation Dialog<text:bookmark-end text:name="__RefHeading___Toc4896_4148101818"/></text:h>
      <text:p text:style-name="P499">Copy over the dialog .cpp/.h for the CUValidationDialog, changing the constant names. <text:span text:style-name="T329">Strip out uncompilable code. <text:s/>Add the new menu entry and menucall_() dialog-creator. <text:s/>Run ⇒ able to open the empty Validation dialog. <text:s/>Unfortunately, despite what the graphical editor display shows me, dialog needs to be taller and wider to fit the sizes that I’ve got listed… <text:s/></text:span><text:span text:style-name="T330">Fix it, and now it is looking good.</text:span></text:p>
      <text:p text:style-name="P500">Next, I need to populate the file list. <text:s/>And for that, and the validation, I really should have an object which handles the interface between the two. <text:s/>Start the class files, and bring in some #includes. <text:s/>Unfortunately, when I try to <text:span text:style-name="InlineCode">#include “ValidateXML.h”</text:span>, it complains about the double-defined again. <text:s/>So comment that out for now.</text:p>
      <text:p text:style-name="P501">As far as structure, I will want to store the hwnd for various pieces (N++, the file combobox, and the error listbox), for easy access. <text:s/></text:p>
      <text:p text:style-name="P502">After some time AFK, I’m not 100% sure whether I really want the object to be what’s sending the messages… it would make more sense to have the ConfigValidator object focus on being the interface, and have the Dialog just poll its instance. <text:s/>And, at that point, do I really need the intermediate object, or just do the generic ValidateXML object instead? <text:s/>No, because I need <text:soft-page-break/>the intermediary to be able to provide the list of files – if it were just the ValidateXML object, I would have to have something else for knowing the files, anyway. <text:s/>I’m just trying to decide whether it’s better to keep the Validation separate from the routines that find the right files, anyway. <text:s/></text:p>
      <text:p text:style-name="P502">In the main ConfigUpdaterClass, the class is in charge of interfacing between the dialog and the the filesystem and the Validator, and it just passes the Validator the minimal information needed. <text:s/><text:span text:style-name="T331">Looking at the validation calls there, I just see isValid=::validate_xml(xml,xsd), then ::uGetValidationLineNum and ::wsGetValidationMessage. <text:s/>That’s very close to a constructor, then I would need to have an -&gt;isValid() method for the if statement condition, and methods that are essentially those “Get” variants. <text:s/>And then I could have something to set/clear the multipleErrorMessages flag and to poll for the Nth error in the list or to iterate through. <text:s/>So, probably the first thing I’ll want to do is convert ValidateXML to a class.</text:span></text:p>
      <text:p text:style-name="P503">But the zeroth thing I should do (<text:span text:style-name="T10">i.e.</text:span>, before that first thing) is do a quick one-.h-class, and make sure I can include it in multiple files without it whining about duplicate definitions. <text:s/><text:span text:style-name="T332">So let’s create a simple .h class, and see if it complains for being included multiple times: doesn’t look like it.</text:span></text:p>
      <text:p text:style-name="P504">So, now, can I convert the ValidateXML to a class? <text:s/>I will see what I can see. <text:s/><text:span text:style-name="T333">Make all the _xyz() functions and _pdq variables private; rename the validate_xml function to be the public Constructor method, and convert its bool ret to be the instance variable _isValid, and do a public wrapper method .isValid() to return that value; move the non-underscore functions to be public methods. <text:s/>Change the isValid=validate_xml() calls to creating an instance variable using the same arguments, and change the :: function calls to be equivalent method calls: it all compiles again – and it seems to still run. <text:s/>So I think that’s successful. <text:s/>And now #include the class in the new ConfigValidator class, and it </text:span><text:span text:style-name="T334">doesn’t</text:span><text:span text:style-name="T335"> complain this time.</text:span></text:p>
      <text:p text:style-name="P505">Good. <text:s/>Clean out the dummy .h from my test, make sure it all still builds and runs, and do a safety commit.</text:p>
      <text:p text:style-name="P506">ConfigUpdater: Validation Dialog = convert ValidateXML to a class; add an unpopulated dialog for standalone ConfigValidation. → e624eb2</text:p>
      <text:p text:style-name="P507">At this point, let’s return to the ConfigValidatorClass. <text:s/>I will leave the <text:span text:style-name="T336">complications of expanding the capabilities of the validator until later, and for now, focus on getting the filename/path data populated.</text:span></text:p>
      <text:p text:style-name="P508">Unfortunately, I didn’t make the ConfigUpdater object in a way that’s easy to extract the npp metadata, so I’ll probably just duplicate that information here. <text:s/>Hmm, that tells me that eventually, I will need a canned NppMetaData class, which I can instantiate in any other class I use in my plugins. <text:s/>Time for another tangent? <text:s/>No, for now, I’ll just copy/paste structure.</text:p>
      <text:p text:style-name="P508"><text:soft-page-break/>Instead of passing in the three HWND, I will just pass in the NppData object, which will get me the <text:span text:style-name="T337">HWND. <text:s/>Then copy over the directory populating method. <text:s/>Then create the lists.</text:span></text:p>
      <text:p text:style-name="P509">Oh, I’ve gotten too far without building and single-stepping. <text:s/>I’ve got enough at this point to instantiate a config-validator. <text:s/><text:span text:style-name="T338">Step through, and it all looks good.</text:span></text:p>
      <text:p text:style-name="P510">Next time, I will make a getXmlNames() to return the xmlNames vector so it can populate the combobox values. [Not sure whether raw return or a pointer would be better: quick google tells me you <text:span text:style-name="T10">can</text:span><text:span text:style-name="T11"> return-by-reference by </text:span><text:span text:style-name="InlineCode"><text:span text:style-name="T11">std::vector&lt;T&gt;&amp; fn(xyz);</text:span></text:span><text:span text:style-name="T11">, but that requires a return value with lifetime beyond the function; instead, it explains that C++11 and later will do its best to “move” the local to the final destination, avoiding all the temporary vectors in between; though, given that it’s an object’s instance attribute, it will exist as long as the instance does.</text:span>]</text:p>
      <text:p text:style-name="CommitMessage">ConfigUpdater: Validation Dialog = get the Npp metadata needed; populate object attribute vectors for the lists of XML/XSD [TODO: accessor to those lists, and use xmlNames to populate combobox] → 3979ef0</text:p>
      <text:h text:style-name="P511" text:outline-level="1"><text:bookmark-start text:name="__RefHeading___Toc4970_2458992300"/>2025-Jun-26<text:tab/>ConfigUpdater: Validation Dialog<text:bookmark-end text:name="__RefHeading___Toc4970_2458992300"/></text:h>
      <text:p text:style-name="P512">Time to work on the ac<text:span text:style-name="T339">c</text:span>ess<text:span text:style-name="T339">ors</text:span> and populate the combobox. <text:s/>To avoid copying the lists, I will just return a pointer to the vector – or, right, you can return a reference, which is even better. <text:s/>Yep, that populated nicely.</text:p>
      <text:p text:style-name="P513">Working with dummy errors and line numbers for now, implement the handlers for the GUI elements:</text:p>
      <text:p text:style-name="P513">Add the VALIDATE clicked handler, and put fake values into list.</text:p>
      <text:p text:style-name="P513">Add the LBN_DBLCLICK handler, and get it to navigate to a given line in the right file.</text:p>
      <text:p text:style-name="P513">While testing that out, reminded that on-change for the file combobox, need to clear the error listbox ⇒ CBN_SELCHANGE.</text:p>
      <text:p text:style-name="P514">Okay, I think that finishes the main handling of GUI elements. <text:s/>Next up:</text:p>
      <text:p text:style-name="P515">☑ Enable multi-error validation</text:p>
      <text:p text:style-name="P516">☑ Run the validation and update the DBLCLICK and SELCHANGE lists</text:p>
      <text:p text:style-name="P517">ConfigUpdater: Validation Dialog = add GUI elements for the validation interface, so switching files will clear the error list; VALIDATE will populate error list, and double-clicking an error will go to a specific line in the active file. → 47220fa</text:p>
      <text:h text:style-name="P518" text:outline-level="1"><text:bookmark-start text:name="__RefHeading___Toc4999_1169696881"/><text:soft-page-break/>2025-Jun-27<text:tab/>ConfigUpdater: Validation Dialog<text:bookmark-end text:name="__RefHeading___Toc4999_1169696881"/></text:h>
      <text:p text:style-name="P519">So, to enable multi-error validation, I will have to provide an optional boolean to the Constructor, because it will have already done the validation; or I need to separate the creation and the validation. <text:s/>I think I’ll just provide the argument, and allow the _pushed_validate_btn() to just create a new validator object each time, rather than trying to reuse the same one. <text:s/><text:span text:style-name="T340">I will store the vectors into new attributes in the ConfigValidator object, so that I can avoid having to keep the validator object lying around.</text:span></text:p>
      <text:p text:style-name="P520">From the main ConfigUpdater action, I know Bespin has at least one error: single step through it, and it lists three. <text:s/><text:span text:style-name="T341">Yep, after I fix those three, it lists SUCCESS instead. <text:s/>I think it’s doing </text:span><text:span text:style-name="T342">what I want it to.</text:span></text:p>
      <text:p text:style-name="P521">I think the code is ready for someone else (Eko) to beta test – though I’ll want to update the README to explain how the validation features work. <text:s/>First, commit/push the code, then do a separate push for the README, then do the PR and ping Eko:</text:p>
      <text:p text:style-name="CommitMessage">ConfigUpdater: Validation Dialog = Get the XML Validation Dialog fully working, as far as I can tell. → 6730c9d</text:p>
      <text:p text:style-name="P522">Write up details in the README. <text:s/>While verifying something, I ran the dialog in my main instance instead of the portable, and it crashed, so I will need to come back and debug that before doing PR. ☹ <text:s/>For now, continue with README updates, but add TODO:</text:p>
      <text:p text:style-name="TODO">☑ <text:span text:style-name="T343">BUG: Installed-NPP crashes on Validation Dialog</text:span></text:p>
      <text:p text:style-name="CommitMessage">ConfigUpdater: update README to describe the validation options → e028cbd</text:p>
      <text:p text:style-name="P523"><text:span text:style-name="T343">Temporarily remove the </text:span><text:span text:style-name="InlineCode"><text:span text:style-name="T343">C:\usr\local\apps\npp\npp.881.configUpdater\notepad++.exe</text:span></text:span> <text:span text:style-name="T343">from the solution debugger, and go back to the installed Notepad++: unfortunately, that crashes before it even gets to WM_INITDIALOG. <text:s/></text:span><text:span text:style-name="T344">Weird, single-stepping in from the menu-action, it is able to get to WM_INITDIALOG; the problem is throwing the error when the XSD doesn’t exist – I will have to implement that (I forgot about it) – </text:span><text:span text:style-name="T345">or, for now, just copy the XSD over (but definitely need to implement it before the PR)</text:span><text:span text:style-name="T344">.</text:span></text:p>
      <text:p text:style-name="TODO">☑ <text:span text:style-name="T345">BUG: need to create XSD – centralize it, rather than having duplicate copies in both dialogs</text:span></text:p>
      <text:p text:style-name="P524"><text:soft-page-break/>It seems silly to create the TODO when I’m going to at least start it right away; but I’ve already been interrupted at least once, so <text:span text:style-name="T346">might not finish today</text:span>.</text:p>
      <text:p text:style-name="P525">Create the cpp/h pair, and create functions that wrap the CreateFile/WriteContents/CloseHandle for each, and call those from the existing if(!exist), and that builds correctly. <text:s/>Call it instead of the throw in the new locations, too. <text:s/>But before I test, I want to actually pull common code out: so the two public functions just call a private wrapper(path, contents) with a different string. <text:s/>Still all compiles. <text:s/><text:span text:style-name="T10">Now</text:span><text:span text:style-name="T11"> it’s time to test in the installed-build as well.</text:span></text:p>
      <text:p text:style-name="P526">Hmm, didn’t check the directory existed yet, either. <text:s/>Whoops. <text:s/>Use the PathRemoveFileSpec() to get the containing directory, and if the directory doesn’t exist, create it. <text:s/><text:span text:style-name="T347">Okay, now it works in the installed copy.</text:span></text:p>
      <text:p text:style-name="P527">Should I ensure it’s okay by making a RecursiveCreateDirectory()? <text:s/>As much as I don’t want to, I probably should. <text:s/>Okay, verify that works.</text:p>
      <text:p text:style-name="CommitMessage">ConfigUpdater: Fix missing-XSD-crash by doing the XSD creation elsewhere, and just calling it; include a recursive directory creator to make sure <text:span text:style-name="T348">all parent directories exist before attempting to create the file. → 68411c8</text:span></text:p>
      <text:p text:style-name="P528">But while verify the recursive, discovered that it’s sorting the listbox lexicographically, which messes up with the line numbering: I need to turn off the sorted attribute: oh, good, LB_SORT is easy to recognize by name 😉.</text:p>
      <text:p text:style-name="CommitMessage">ConfigUpdater: stop sorting error ListBox → 4454e25</text:p>
      <text:p text:style-name="P529">Okay, with those, I now think it’s ready for PR and external review ⇒ <text:a xlink:type="simple" xlink:href="https://github.com/pryrt/NppPlugin-ConfigUpdater/pull/18" text:style-name="Internet_20_link" text:visited-style-name="Visited_20_Internet_20_Link">PR#18</text:a>. <text:s/>I’ll give Eko some time to reply.</text:p>
      <text:h text:style-name="P530" text:outline-level="1"><text:bookmark-start text:name="__RefHeading___Toc5084_2973151212"/>2025-Jun-28<text:tab/>ConfigUpdater: Validation<text:bookmark-end text:name="__RefHeading___Toc5084_2973151212"/></text:h>
      <text:p text:style-name="P531">Eko had some suggestions:</text:p>
      <text:p text:style-name="P532">☑ font &gt; 8pt</text:p>
      <text:p text:style-name="P533">☑ horizontal scroll</text:p>
      <text:p text:style-name="P532">☐ newest .model. <text:span text:style-name="T349">⇒ </text:span><text:a xlink:type="simple" xlink:href="https://github.com/pryrt/NppPlugin-ConfigUpdater/issues/19" text:style-name="Internet_20_link" text:visited-style-name="Visited_20_Internet_20_Link"><text:span text:style-name="T349">Issue#19</text:span></text:a></text:p>
      <text:p text:style-name="P532">☐ ? open model alongside the failing XML, to the same language entry ?</text:p>
      <text:p text:style-name="P531">The first two should hopefully be easy. <text:s/>The other two, I am less certain how practical they are.</text:p>
      <text:p text:style-name="P531"><text:soft-page-break/>Font: try 11pt: interesting: the dialog size scales to the font size: so it’s not pixels, it’s some portion of the font. <text:s/>11 point was too big. <text:s/>I think 10 is on the big end, but <text:span text:style-name="T350">given that some are probably using HiDPI monitors and they always complain about small fonts, I will go with 10pt. <text:s/>(Checking: most themes have a default size of 10pt, so that keeps the UI consistent with the editor.) <text:s/></text:span><text:span text:style-name="T351">Change all the RC to 10pt.</text:span></text:p>
      <text:p text:style-name="CommitMessage">ConfigUpdater: change dialog font size to 10pt to match the default styler text size → 5127a48</text:p>
      <text:p text:style-name="P534">Start with LB_SETHORIZONTALEXTENT to a raw 1000, and see that it still cuts off at 166 character message, so that’s about 6 units per character. <text:s/>When I loop through the text, find the longest string, then multiply that by 8 (for margin) – but that’s way too wide for the scrolling. <text:s/>Search and find this <text:a xlink:type="simple" xlink:href="https://stackoverflow.com/a/29041620" text:style-name="Internet_20_link" text:visited-style-name="Visited_20_Internet_20_Link">SO answer</text:a>, which shows how to grab the drawing context (DC) and then GetTextExtentPoint32 to find out <text:s/>the width needed for the string. <text:s/>If I set the horizontal extent based on that result, it allows almost perfect horizontal scrolling: just enough extra that user can be sure that they have seen the whole message.</text:p>
      <text:p text:style-name="P534"><draw:frame draw:style-name="fr5" draw:name="Image7" text:anchor-type="char" svg:width="2.8in" svg:height="2in" draw:z-index="6"><draw:image xlink:href="Pictures/100000010000023400000193C5C89F04.png" xlink:type="simple" xlink:show="embed" xlink:actuate="onLoad" draw:mime-type="image/png"/></draw:frame>I don’t think I can get better than that, so I’ll stick with that.</text:p>
      <text:p text:style-name="CommitMessage">ConfigUpdater: Validation dialog = add horizontal scroll, and scale the scroll width based on the longest error text in the listbox. → 061403b</text:p>
      <text:p text:style-name="P535">I hadn’t really mentioned it in the TODO – but Eko had also said that the validation doesn’t need to interrupt the Update Config Files action. <text:s/>My idea after his comment was that it would set a flag, and after closing the first dialog, it could prompt for launching the validation dialog.</text:p>
      <text:p text:style-name="P536">Yeah, that logic seems to work: so if you choose not to restart Notepad++, but there was a validation error, you can <text:span text:style-name="T352">choose to launch the validator.</text:span></text:p>
      <text:p text:style-name="CommitMessage">ConfigUpdater: Validation dialog = move the UpdateConfigFiles validation results to not interrupt updating; <text:span text:style-name="T349">change logfile from ConfigUpdater.log to ConfigUpdaterLog, to avoid conflict with extension-based alternate .log stylers/UDL/etc → 2128e5f</text:span></text:p>
      <text:p text:style-name="P537"><text:soft-page-break/>For opening .model.xml alongside the active file: I would want a separate button in the dialog to do that. <text:s/>So, start by redesigning dialog, to put VALIDATE on the left, and have <text:span text:style-name="T33">*.model</text:span> button next to it, disabled by default but enabled once a language is selected. <text:s/><text:span text:style-name="T353">Then build up some logic around the buttons, so the </text:span><text:span text:style-name="T354">*.model</text:span><text:span text:style-name="T355"> button will only be available when there are errors to compare. <text:s/>I have started the process of searching backward in the erroring XML so I can then figure out where to go from there (with notes about the logic in comments), but I need to finish the search, then I need to start single-stepping through to </text:span></text:p>
      <text:p text:style-name="P538">Time to end for the day, so want a commit… but since it’s not functional, <text:span text:style-name="T33">don’t</text:span> push it to GH yet.</text:p>
      <text:p text:style-name="CommitMessage">ConfigUpdater: starting work on *.model button, but non-functional yet → c267e7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8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6-28T15:25:55.522956300</dc:date>
    <meta:editing-duration>P12DT13H4M2S</meta:editing-duration>
    <meta:editing-cycles>548</meta:editing-cycles>
    <meta:generator>LibreOffice/25.2.4.3$Windows_X86_64 LibreOffice_project/33e196637044ead23f5c3226cde09b47731f7e27</meta:generator>
    <meta:document-statistic meta:table-count="4" meta:image-count="7" meta:object-count="0" meta:page-count="83" meta:paragraph-count="1163" meta:word-count="28805" meta:character-count="178205" meta:non-whitespace-character-count="148870"/>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